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29cm" fo:margin-left="-0.016cm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972cm"/>
    </style:style>
    <style:style style:name="Table1.B" style:family="table-column">
      <style:table-column-properties style:column-width="10.444cm"/>
    </style:style>
    <style:style style:name="Table1.C" style:family="table-column">
      <style:table-column-properties style:column-width="2.344cm"/>
    </style:style>
    <style:style style:name="Table1.D" style:family="table-column">
      <style:table-column-properties style:column-width="2.26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97cm" fo:border-left="none" fo:border-right="none" fo:border-top="none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5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3pt" fo:font-weight="bold" officeooo:rsid="00adcd69" officeooo:paragraph-rsid="001ca93c" style:font-size-asian="13pt" style:font-weight-asian="bold" style:font-size-complex="13pt" style:font-weight-complex="bold"/>
    </style:style>
    <style:style style:name="P2" style:family="paragraph" style:parent-style-name="Header">
      <style:paragraph-properties fo:text-align="center" style:justify-single-word="false"/>
      <style:text-properties fo:font-size="11pt" fo:font-weight="bold" officeooo:rsid="00adcd69" officeooo:paragraph-rsid="001d4a87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0pt" fo:font-weight="bold" officeooo:paragraph-rsid="000a7e39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Liberation Serif" fo:font-size="10pt" officeooo:paragraph-rsid="000a7e39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Liberation Serif" fo:font-size="10pt" officeooo:paragraph-rsid="000a7e39" style:font-size-asian="10pt" style:font-size-complex="10pt"/>
    </style:style>
    <style:style style:name="P6" style:family="paragraph" style:parent-style-name="Table_20_Contents">
      <style:text-properties style:font-name="Liberation Serif" fo:font-size="10pt" officeooo:paragraph-rsid="0015ddc7" style:font-size-asian="10pt" style:font-size-complex="10pt"/>
    </style:style>
    <style:style style:name="P7" style:family="paragraph" style:parent-style-name="Table_20_Contents">
      <style:text-properties style:font-name="Liberation Serif" fo:font-size="9pt" fo:font-weight="bold" officeooo:paragraph-rsid="000a7e39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paragraph-rsid="000a7e39" style:font-size-asian="9pt" style:font-weight-asian="bold" style:font-size-complex="9pt" style:font-weight-complex="bold"/>
    </style:style>
    <style:style style:name="P9" style:family="paragraph" style:parent-style-name="Table_20_Contents">
      <style:text-properties style:font-name="Liberation Serif" fo:font-size="9pt" fo:font-weight="bold" officeooo:paragraph-rsid="000cea44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Liberation Serif" fo:font-size="9pt" fo:font-weight="bold" officeooo:paragraph-rsid="000a7e39" style:font-size-asian="9pt" style:font-weight-asian="bold" style:font-size-complex="9pt" style:font-weight-complex="bold"/>
    </style:style>
    <style:style style:name="P11" style:family="paragraph" style:parent-style-name="Table_20_Contents">
      <style:text-properties officeooo:paragraph-rsid="000a7e39"/>
    </style:style>
    <style:style style:name="P12" style:family="paragraph" style:parent-style-name="Table_20_Contents">
      <style:paragraph-properties fo:text-align="end" style:justify-single-word="false"/>
      <style:text-properties officeooo:paragraph-rsid="000a7e39"/>
    </style:style>
    <style:style style:name="P13" style:family="paragraph" style:parent-style-name="Standard">
      <style:text-properties officeooo:paragraph-rsid="000a7e39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ize="10pt" style:font-size-asian="10pt" style:font-size-complex="10pt"/>
    </style:style>
    <style:style style:name="T4" style:family="text">
      <style:text-properties style:font-name="Liberation Serif" fo:font-size="8pt" fo:font-weight="bold" style:font-size-asian="8pt" style:font-weight-asian="bold" style:font-size-complex="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P4"/>
            </table:table-cell>
            <table:table-cell table:style-name="Table1.A1" table:number-columns-spanned="2" office:value-type="string">
              <text:p text:style-name="P12"><text:span text:style-name="Source_20_Text"><text:span text:style-name="T4">Page </text:span></text:span><text:span text:style-name="Source_20_Text"><text:span text:style-name="T4"><text:page-number text:select-page="current">1</text:page-number></text:span></text:span><text:span text:style-name="Source_20_Text"><text:span text:style-name="T4"> of </text:span></text:span><text:span text:style-name="Source_20_Text"><text:span text:style-name="T4"><text:page-count>1</text:page-count></text:span></text:span></text:p>
            </table:table-cell>
            <table:covered-table-cell/>
          </table:table-row>
          <table:table-row table:style-name="Table1.1">
            <table:table-cell table:style-name="Table1.A2" office:value-type="string">
              <text:p text:style-name="P8"><text:s/>Date</text:p>
            </table:table-cell>
            <table:table-cell table:style-name="Table1.A2" office:value-type="string">
              <text:p text:style-name="P8">Particulars</text:p>
            </table:table-cell>
            <table:table-cell table:style-name="Table1.A2" office:value-type="string">
              <text:p text:style-name="P8">Debit (₹)</text:p>
            </table:table-cell>
            <table:table-cell table:style-name="Table1.D2" office:value-type="string">
              <text:p text:style-name="P8">Credit (₹)</text:p>
            </table:table-cell>
          </table:table-row>
        </table:table-header-rows>
        <table:table-row table:style-name="Table1.1">
          <table:table-cell table:style-name="Table1.D2" table:number-columns-spanned="4" office:value-type="string">
            <text:p text:style-name="P11"><text:span text:style-name="Source_20_Text"><text:span text:style-name="T3"><text:text-input text:description="&lt;for each=&quot;line in get_move_lines(o)&quot;&gt;">for loop start for account move line</text:text-input></text:span>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D2" table:number-columns-spanned="4" office:value-type="string">
            <text:p text:style-name="P4"><text:text-input text:description="&lt;if test=&quot;len(line['customer'])&gt;0&quot;&gt;">if customer information</text:text-input> 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5" office:value-type="string">
            <text:p text:style-name="P7"><text:s text:c="18"/></text:p>
          </table:table-cell>
          <table:table-cell table:style-name="Table1.B5" table:number-columns-spanned="3" office:value-type="string">
            <text:p text:style-name="P9"><text:text-input text:description="&lt;line['code']&gt;">code</text:text-input> <text:s text:c="11"/><text:text-input text:description="&lt;line['customer']&gt;">customer information</text:text-input></text:p>
          </table:table-cell>
          <table:covered-table-cell/>
          <table:covered-table-cell/>
        </table:table-row>
        <table:table-row table:style-name="Table1.1">
          <table:table-cell table:style-name="Table1.D2" table:number-columns-spanned="4" office:value-type="string">
            <text:p text:style-name="P11"><text:span text:style-name="Source_20_Text"><text:span text:style-name="T3"><text:text-input text:description="&lt;/if&gt;">end if</text:text-input></text:span>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6"><text:text-input text:description="&lt;if test=&quot;line['particulars']!='Total'&quot;&gt;">if customer information</text:text-input> </text:p>
          </table:table-cell>
          <table:covered-table-cell/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4"><text:text-input text:description="&lt;formatLang(line['date'],date = True) &gt;"> date</text:text-input></text:p>
          </table:table-cell>
          <table:table-cell table:style-name="Table1.A2" office:value-type="string">
            <text:p text:style-name="P4"><text:text-input text:description="&lt;line['particulars']&gt;">particulars</text:text-input></text:p>
          </table:table-cell>
          <table:table-cell table:style-name="Table1.A2" office:value-type="string">
            <text:p text:style-name="P5"><text:text-input text:description="&lt;line['debit']&gt;">debit</text:text-input></text:p>
          </table:table-cell>
          <table:table-cell table:style-name="Table1.D2" office:value-type="string">
            <text:p text:style-name="P5"><text:text-input text:description="&lt;line['credit']&gt;">credit</text:text-input></text:p>
          </table:table-cell>
        </table:table-row>
        <table:table-row table:style-name="Table1.1">
          <table:table-cell table:style-name="Table1.A2" office:value-type="string">
            <text:p text:style-name="P6"><text:span text:style-name="Source_20_Text"><text:span text:style-name="T2"><text:text-input text:description="&lt;/if&gt;">end if</text:text-input></text:span>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 table:style-name="Table1.1">
          <table:table-cell table:style-name="Table1.A2" table:number-columns-spanned="2" office:value-type="string">
            <text:p text:style-name="P6"><text:text-input text:description="&lt;if test=&quot;line['particulars'] == 'Total'&quot;&gt;">if customer information</text:text-input> </text:p>
          </table:table-cell>
          <table:covered-table-cell/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 table:style-name="Table1.1">
          <table:table-cell table:style-name="Table1.A2" table:number-columns-spanned="2" office:value-type="string">
            <text:p text:style-name="P10"><text:text-input text:description="&lt;line['particulars']&gt;">particulars</text:text-input></text:p>
          </table:table-cell>
          <table:covered-table-cell/>
          <table:table-cell table:style-name="Table1.A2" office:value-type="string">
            <text:p text:style-name="P10"><text:text-input text:description="&lt;line['debit']&gt;">debit</text:text-input></text:p>
          </table:table-cell>
          <table:table-cell table:style-name="Table1.D2" office:value-type="string">
            <text:p text:style-name="P10"><text:text-input text:description="&lt;line['credit']&gt;">credit</text:text-input></text:p>
          </table:table-cell>
        </table:table-row>
        <table:table-row table:style-name="Table1.1">
          <table:table-cell table:style-name="Table1.A2" office:value-type="string">
            <text:p text:style-name="P6"><text:span text:style-name="Source_20_Text"><text:span text:style-name="T2"><text:text-input text:description="&lt;/if&gt;">end if</text:text-input></text:span>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 table:style-name="Table1.1">
          <table:table-cell table:style-name="Table1.A2" table:number-columns-spanned="2" office:value-type="string">
            <text:p text:style-name="P11"><text:span text:style-name="Source_20_Text"><text:span text:style-name="T3"><text:text-input text:description="&lt;/for&gt;">for loop end</text:text-input></text:span></text:span></text:p>
          </table:table-cell>
          <table:covered-table-cell/>
          <table:table-cell table:style-name="Table1.A2" office:value-type="string">
            <text:p text:style-name="P4">17884.92345</text:p>
          </table:table-cell>
          <table:table-cell table:style-name="Table1.D2" office:value-type="string">
            <text:p text:style-name="P4">17884.92453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3pt" fo:font-weight="bold" officeooo:rsid="00adcd69" officeooo:paragraph-rsid="001ca93c" style:font-size-asian="13pt" style:font-weight-asian="bold" style:font-size-complex="13pt" style:font-weight-complex="bold"/>
    </style:style>
    <style:style style:name="MP2" style:family="paragraph" style:parent-style-name="Header">
      <style:paragraph-properties fo:text-align="center" style:justify-single-word="false"/>
      <style:text-properties fo:font-size="11pt" fo:font-weight="bold" officeooo:rsid="00adcd69" officeooo:paragraph-rsid="001d4a87" style:font-size-asian="11pt" style:font-weight-asian="bold" style:font-size-complex="11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10pt" fo:font-weight="bold" officeooo:paragraph-rsid="000a7e39" style:font-size-asian="10pt" style:font-weight-asian="bold" style:font-size-complex="10pt" style:font-weight-complex="bold"/>
    </style:style>
    <style:style style:name="MT1" style:family="text">
      <style:text-properties fo:font-size="18pt" style:font-size-asian="18pt" style:font-size-complex="18pt"/>
    </style:style>
    <style:page-layout style:name="Mpm1">
      <style:page-layout-properties fo:page-width="21.006cm" fo:page-height="29.693cm" style:num-format="1" style:print-orientation="portrait" fo:margin-top="1.524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009cm" fo:margin-left="0cm" fo:margin-right="0cm" fo:margin-bottom="0.5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 </text:p>
        <text:p text:style-name="MP2"><text:s/><text:text-input text:description="&lt;company_address(o)&gt;">Company Address</text:text-input></text:p>
        <text:p text:style-name="MP3">DEBTORS LEDGER FROM <text:text-input text:description="&lt;formatLang(o.date_start,date = True) &gt;">start date</text:text-input> TO <text:text-input text:description="&lt;formatLang(o.date_stop,date = True) &gt;">end date</text:text-inpu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0-18T22:58:55.253071296</meta:creation-date>
    <dc:date>2017-02-20T18:14:12.226981782</dc:date>
    <meta:editing-duration>PT24M58S</meta:editing-duration>
    <meta:editing-cycles>21</meta:editing-cycles>
    <meta:generator>LibreOffice/4.2.8.2$Linux_X86_64 LibreOffice_project/420m0$Build-2</meta:generator>
    <meta:document-statistic meta:table-count="1" meta:image-count="0" meta:object-count="0" meta:page-count="1" meta:paragraph-count="27" meta:word-count="101" meta:character-count="422" meta:non-whitespace-character-count="353"/>
  </office:meta>
</office:document-meta>
</file>